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65?]</text:p>
      <text:p text:style-name="P2">Month<text:tab/><text:tab/><text:tab/><text:tab/><text:tab/><text:tab/></text:p>
      <text:p text:style-name="P2">Year<text:tab/><text:tab/><text:tab/><text:tab/><text:tab/><text:tab/>[1865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the fifth anniversary/</text:p>
      <text:p text:style-name="P7">of/</text:p>
      <text:p text:style-name="P7">the 7<text:span text:style-name="T2">th</text:span><text:span text:style-name="T3"> st Synagogue/</text:span></text:p>
      <text:p text:style-name="P7"><text:span text:style-name="T3"/></text:p>
      <text:p text:style-name="P6"><text:span text:style-name="T3">[Page 1]</text:span></text:p>
      <text:p text:style-name="P6"><text:span text:style-name="T3">[Hebrew] <text:s/>"We will not forsake the/ house of our God". <text:s/>Brethren! <text:s/>The tenth chap-/-ter of Nehemiah enumerates certain promises, made/ in a solemn assembly, by a large body of liberated/ Hebrews. <text:s/>It is my opinion that we would greatly/ benefit by meditating on the purport of each of them,/ but as the last of those declarations, fitly stands as a text/ for the subject I propose to discuss, I have quoted it to/ the exclusion of all the others. <text:s/>The occasion, whose/ anniversary moves me to speak at the present season,/ is yet fresh in your memory. <text:s/>For, you participated/ in its festivity. <text:s/>Five years ago we devoted/ this handsome edifice to the service of Israel's God./ <text:s/>The ceremony accompanying the dedication was impo-/-sing; the number of eager attendants unprecedentedly/ large. <text:s/>But what promises did the important/ occurrence draw from the vast multitude?/ <text:s/>Did they also vow never to forsake the house/ of our God?...My friends! <text:s/>Past circumstances/</text:span></text:p>
      <text:p text:style-name="P6"><text:span text:style-name="T3"/></text:p>
      <text:p text:style-name="P6"><text:span text:style-name="T3">[Page 2]</text:span></text:p>
      <text:p text:style-name="P6"><text:span text:style-name="T3">suggest a ready answer, but I fear to express it--/ It is, seemingly, my misfortune to shape English/ sentences in a manner open to misconstruction./ <text:s/>Hence is the influence I much desire to exercise for/ </text:span><text:soft-page-break/><text:span text:style-name="T3">good, altogether denied me. <text:s/>Shall I then give/ utterance to what may produce a contrary effect/ to that intended? <text:s/>No, I will rather let your own/ hearts give the correct reply. <text:s/>Justice, however,/ impels me candidly to state, that the marked improvement/ in the hitherto declining finances of the Congregation,/ is due more to the energetic exertions of a few, than to/ a spirit of pious zeal generally felt. <text:s/>When/ ruin stood menacing at the gates of our minor/ sanctuary, the strenuous efforts of those few, precluded its/ entrance. <text:s/>To them will I therefore commend the/ future independence of our venerable institution./ <text:s/>Let them stir up among our members who enjoy/ affluence, a determined will to </text:span><text:span text:style-name="T4">loosen</text:span><text:span text:style-name="T6"> undo the heavy/ burthen which yet weighs it down. <text:s/>To cancel, I say,/ an obligation the existence of which robs God of a portion/ of that which we professed</text:span><text:span text:style-name="T4">ly</text:span><text:span text:style-name="T6"> to have entirely and absolutely/ offered in honor to His name./</text:span></text:p>
      <text:p text:style-name="P6"><text:span text:style-name="T6"/></text:p>
      <text:p text:style-name="P6"><text:span text:style-name="T6">[Page 3]</text:span></text:p>
      <text:p text:style-name="P6"><text:span text:style-name="T6">Verily, if their endeavours prove now a failure; they/ will never meet with success. <text:s/>The fluctuation in the/ monetary system of this country, and the uncertain/ issue of impending events, which last year were alleged/ by some, as a reason for their </text:span><text:span text:style-name="T4">refusing</text:span><text:span text:style-name="T6"> rejecting my humble appeal, can/ no more withhold the hand of liberality. <text:s/>Yet a short/ while, and the promissory notes of our stable government,/ will be accepted in preference to the coin</text:span><text:span text:style-name="T4">age</text:span><text:span text:style-name="T6"> of precious/ metals. <text:s/>Let those who have command over that/ spring of wealth, be therefore exhorted to incline it toward/ this hallowed spot. <text:s/>[Hebrew]/ [Hebrew]/ <text:s/>"Bring ye all the tithes unto the treasury, that there/ may be provision in my house, and prove me now by this,/ sayeth the Lord of hosts; if I will not open for you the/ windows of heaven, and pour you out a blessing, which/ exceeds all limits." <text:s/>Essay it, O my beloved hearers! and/ your expectations will not be frustrated. <text:s/>The opulent/ will then experience the satisfaction of having gratefully/ remembered the author of their temporal promotion, and we/ who stand here to supplicate the throne of grace, will/ exalt, because this dwelling shall be in all truth, the house/ of our God./</text:span></text:p>
      <text:p text:style-name="P6"><text:span text:style-name="T6"/></text:p>
      <text:p text:style-name="P6"><text:span text:style-name="T6">[Page 4]</text:span></text:p>
      <text:p text:style-name="P6"><text:span text:style-name="T6">Such is, my Brethren, the cherished desire of my/ heart, and its accomplishment I deem also essential/ to the preservation of our character and standing; never-/-theless it is not so all-absorbing, as to render me oblivious/ of other important requisites in our conduct towards this/ Synagogue. <text:s/>The Sages of Israel prescribe as/ the means of prolonging life, an early attendance/ at public worship [Hebrew]/ <text:s/>But apart from the merit which our eagerness in/ sowing the Creator, may obtain for us, a sense of/ propriety ought to urge the necessity of that course./ <text:s/>To join in the prayers after the Reader is far advanced/ in their recital, evinces a heedlessness prejudicial to our/ children's </text:span><text:span text:style-name="T4">cl</text:span><text:span text:style-name="T6"> religious habits. <text:s/>It likewise abstracts the/ mind from its devotion, by involuntarily directing it to those who/ are passing before us, or pressing us around. <text:s/>It, not/ unfrequently, creates feelings that jar with the/ sentiments which a consecrated spot ought to engender,/ and that, by reason of the title claimed by the/ last comer to a seat already occupied. <text:s/>It detracts/ from the solemnity of our holy communion, whereby/ the unction we might derive from it, is never experienced./</text:span></text:p>
      <text:p text:style-name="P6"><text:span text:style-name="T6"/></text:p>
      <text:p text:style-name="P6"><text:span text:style-name="T6">[Page 5]</text:span></text:p>
      <text:p text:style-name="P6"><text:span text:style-name="T6">These reflections, however, do not appear to have/ struck the mind of many among my audience,/ else the constantly varying scene of fresh visitors,/ would not be witnessed there where a uniformity of attend-/-ance is demanded. <text:s/>To remedy this evil, which/ has become rife in our midst, it occurred to me, that/ when I announce the hour at which Sabbath commences,/ I might opportunely remind then my brothers and/ sisters of the hour at which the morning service/ of the seventh day begins, for, really it might be/ presumed that they act wrongly through ignorance,/ or that they have forgotten the existing regulations./ <text:s/>Know ye, my friends! that those who enter our sacred/ habitation at eleven o'clock have delayed </text:span><text:span text:style-name="T7">too long</text:span><text:span text:style-name="T8">/ the performance of their duty; they who present them-/-selves hither at ten, are also dilatory, but that/ punctuality, according to the rules of this Congregation,/ means, to bow reverently towards our holy oracle, as/ the clock strikes nine. <text:s/>Is the appointed time so/ unseasonable that it </text:span><text:soft-page-break/><text:span text:style-name="T8">encroaches on that of our/ natural rest? <text:s/>On the contrary, those who are con-/-versant with Rabbinical laws, will rightly say,/</text:span></text:p>
      <text:p text:style-name="P6"><text:span text:style-name="T8"/></text:p>
      <text:p text:style-name="P6"><text:span text:style-name="T8">[Page 6]</text:span></text:p>
      <text:p text:style-name="P6"><text:span text:style-name="T8">that its lateness is an infringement of them./ <text:s/>It may be now inexpedient to alter it, but none should/ be absent when it arrives. <text:s/>Cases may exist in which/ a conformance with even so convenient a regulation, will/ be found impossible, but though we may be willing/ to overlook such, as unavoidable exceptions, we must/ condemn tardiness when it has become a general practice./ <text:s/>It is but little that we can offer in return for unceasing/ favors. <text:s/>Let us show, at all events, readiness in offering/ homage to the Guardian of our existence. <text:s/>We have/ reared to His glory this comely habitation, we must fulfil[sic!]/ the duties flowing from its existence. <text:s/>Brethren!/ <text:s/>Your early calls at this shrine, shall be preceded by/ free-will offerings for its maintenance; then you will/ have proven beyond refutation that, like your ancestors,/ the contemporaries of Nehemiah,--it is your steadfast/ resolve never to forsake the house of our God./ <text:s/>But not less than punctuality is regularity likewise/ a primary requisite in our demeanour towards the/ Synagogue. <text:s/>To visit these devoted courts at intervals,/ it is not to exhibit affection for Him, whose Divine/ presence sanctifies them. <text:s/>The objects we love, we seek/ with earnest constancy./</text:span></text:p>
      <text:p text:style-name="P6"><text:span text:style-name="T8"/></text:p>
      <text:p text:style-name="P6"><text:span text:style-name="T8">[Page 7]</text:span></text:p>
      <text:p text:style-name="P6"><text:span text:style-name="T8">[Hebrew]/ "I rejoice when they say unto me, let us go to the/ house of the Lord," exclaims the royal shepherd./ <text:s/>Not the fear of impending dangers, not the strokes of/ affliction, but the joyous thought of raising our voice/ with that of a vast multitude, exalting their heavenly Father,/ should induce us to wend our steps towards this Tabernacle/ of the Lord. <text:s/>With unutterable satisfaction/ I discover the removal of one great obstacle against/ the increase of our faithful attendants. <text:s/>And </text:span><text:span text:style-name="T5">I</text:span><text:span text:style-name="T8"> as I contem-/-plate the happy change I bless them who has moved/ the heart of some among my hearers, to set a higher value/ upon the Divine word than on perishable goods./</text:span></text:p>
      <text:p text:style-name="P6"><text:span text:style-name="T8">Verily, my Brethren! every revolving Sabbath shall add/ a gem of ever-shining lustre to the crown reserved/ for your spiritual glorification. <text:s/>You have </text:span><text:span text:style-name="T5">repressed your</text:span><text:span text:style-name="T8"> mortified covetous-/</text:span><text:span text:style-name="T5">will, for the sake of the Lord,</text:span><text:span text:style-name="T8"> -ness to please your Maker, and you shall be counted among/ </text:span><text:span text:style-name="T5">the</text:span><text:span text:style-name="T8"> his righteous servants. <text:s/>But in order to obtain that priceless re-/-ward, you must employ the day you honor, agreeably/ to its sacred origin. <text:s/>Our religion does not demand/ that it shall be devoted entirely to deep meditation,/ but we are recommended to render the sabbath a delight,/ by ceasing thereon from worldly pursuits, by raising/ </text:span></text:p>
      <text:p text:style-name="P6"><text:span text:style-name="T8"/></text:p>
      <text:p text:style-name="P6"><text:span text:style-name="T8">[Page 8]</text:span></text:p>
      <text:p text:style-name="P6"><text:span text:style-name="T8">our thoughts above material gain, by being entertained/ with higher subjects than earthly vanities. <text:s/>And surely/ you cannot better carry into action this advice of the inspired/ Isaiah, than by joining betimes these weekly gatherings of/ Israelites. <text:s/>Here will your hearts be warmed by devotional/ fervor; your minds be enlightened by words of instruction./ <text:s/>For none is so pure that cannot benefit from the ardency/ of prayer, none so learned that cannot profit from the/ lessons drawn at the fountain of truth. <text:s/>If you are strong/ in faith, you will be confirmed therein. <text:s/>If you are/ possessed of knowledge, you may hear perhaps what will/ awaken </text:span><text:span text:style-name="T5">a</text:span><text:span text:style-name="T8"> new and wholesome ideas. <text:s/>But unto/ your sons and daughters will your regular and punctual/ attendance at the synagogue, be hereafter of infinite advantage./ <text:s/>The presence of their parents, whose all doings nature/ taught them to believe perfect, will inspire with inextin-/-guishable love for the day of the Lord, and with reverence/ for public worship. <text:s/>It will create in them feelings of/ obedience to Scriptural behests, and of brotherly union with/ their people. <text:s/>Impressed by your example, they will in/ turn strive that a decorous demeanour and a liberal/ spirit may establish the foundation of our holy house,/</text:span></text:p>
      <text:p text:style-name="P6"><text:span text:style-name="T8"/></text:p>
      <text:p text:style-name="P6"><text:span text:style-name="T8">[Page 9]</text:span></text:p>
      <text:p text:style-name="P6"><text:soft-page-break/><text:span text:style-name="T8">and exalt the dwelling of the God of Jacob./ <text:s/>Your memory will then be perpetuated in your children's/ goodly deeds, while their own happiness will be enhanced/ in proportion as they adhere to your early tuition [Hebrew]/ [Hebrew] "When thy offspring are taught/ of the Lord, their peace will greatly augment" [Hebrew]/ [Hebrew] "Not </text:span><text:span text:style-name="T5">only thy</text:span><text:span text:style-name="T8"> Hebrew children shall they alone be called,"/ say the Rabbins, "but parents and architects of Jewish/ greatness among the family of nations." <text:s/>So may it be./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0T14:06:35.26</meta:creation-date>
    <meta:document-statistic meta:table-count="0" meta:image-count="0" meta:object-count="0" meta:page-count="5" meta:paragraph-count="83" meta:word-count="1834" meta:character-count="11402"/>
    <dc:date>2012-09-20T14:55:18.94</dc:date>
    <dc:creator>Penn Libraries</dc:creator>
    <meta:editing-duration>PT00H14M22S</meta:editing-duration>
    <meta:editing-cycles>1</meta:editing-cycles>
    <meta:generator>OpenOffice.org/3.2$Win32 OpenOffice.org_project/320m12$Build-9483</meta:generator>
  </office:meta>
</office:document-meta>
</file>